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87cm"/>
    </style:style>
    <style:style style:name="co4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log vs bxilog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3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3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3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3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3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3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3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3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3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3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3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3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4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2836</text:p>
          </table:table-cell>
        </table:table-row>
        <table:table-row table:style-name="ro1">
          <table:table-cell table:style-name="ce2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3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2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 table:style-name="ce1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7</text:p>
          </table:table-cell>
        </table:table-row>
        <table:table-row table:style-name="ro1">
          <table:table-cell table:style-name="ce2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2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8</text:p>
          </table:table-cell>
        </table:table-row>
        <table:table-row table:style-name="ro1">
          <table:table-cell table:style-name="ce2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98</text:p>
          </table:table-cell>
        </table:table-row>
        <table:table-row table:style-name="ro1">
          <table:table-cell table:style-name="ce2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404</text:p>
          </table:table-cell>
        </table:table-row>
        <table:table-row table:style-name="ro1">
          <table:table-cell table:style-name="ce2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3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</table:table>
      <table:table table:name="python" table:style-name="ta1" table:print="false">
        <table:shapes>
          <draw:frame draw:z-index="0" draw:style-name="gr1" draw:text-style-name="P1" svg:width="24.916cm" svg:height="17.796cm" svg:x="17.984cm" svg:y="0.133cm">
            <draw:object draw:notify-on-update-of-ranges="python.B5:python.B5 python.A6:python.A6 python.B6:python.B6 python.A7:python.A7 python.B7:python.B7 python.A8:python.A8 python.B8:python.B8 python.A9:python.A9 python.B9:python.B9 python.A10:python.A10 python.B10:python.B10 python.A11:python.A11 python.B11:python.B11 python.A12:python.A12 python.B12:python.B12 python.A13:python.A13 python.B13:python.B13 python.A14:python.A14 python.B14:python.B14 python.A15:python.A15 python.B15:python.B15 python.A16:python.A16 python.B16:python.B16 python.A17:python.A17 python.B17:python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2" table:default-cell-style-name="ce12"/>
        <table:table-column table:style-name="co2" table:number-columns-repeated="3" table:default-cell-style-name="ce9"/>
        <table:table-column table:style-name="co4" table:default-cell-style-name="ce9"/>
        <table:table-row table:style-name="ro1"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r9229</text:p>
          </table:table-cell>
          <table:table-cell table:style-name="Default" office:value-type="string" calcext:value-type="string">
            <text:p>Python 2.7.7</text:p>
          </table:table-cell>
          <table:table-cell table:style-name="Default" office:value-type="string" calcext:value-type="string">
            <text:p>Pypy 2.4.0</text:p>
          </table:table-cell>
          <table:table-cell table:style-name="ce5" office:value-type="string" calcext:value-type="string">
            <text:p>clm-basic-libc-3_5-Bull_1_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second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9"/>
          <table:table-cell table:style-name="ce11" office:value-type="string" calcext:value-type="string">
            <text:p>log/s</text:p>
          </table:table-cell>
          <table:table-cell table:style-name="ce11" office:value-type="string" calcext:value-type="string">
            <text:p>MB/s</text:p>
          </table:table-cell>
          <table:table-cell table:style-name="ce11" office:value-type="string" calcext:value-type="string">
            <text:p>#logs</text:p>
          </table:table-cell>
          <table:table-cell table:style-name="ce11" office:value-type="string" calcext:value-type="string">
            <text:p>#Byte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table:formula="of:=[.D6]/[.B$3]" office:value-type="float" office:value="19713.0333333333" calcext:value-type="float">
            <text:p>19713</text:p>
          </table:table-cell>
          <table:table-cell table:formula="of:=[.E6]/60/1024/1024" office:value-type="float" office:value="0.601594034830729" calcext:value-type="float">
            <text:p>0,6015940348</text:p>
          </table:table-cell>
          <table:table-cell office:value-type="float" office:value="1182782" calcext:value-type="float">
            <text:p>1182782</text:p>
          </table:table-cell>
          <table:table-cell office:value-type="float" office:value="37849024" calcext:value-type="float">
            <text:p>37849024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threading/Pypy</text:p>
          </table:table-cell>
          <table:table-cell table:formula="of:=[.D7]/[.B$3]" office:value-type="float" office:value="34075.1333333333" calcext:value-type="float">
            <text:p>34075</text:p>
          </table:table-cell>
          <table:table-cell table:formula="of:=[.E7]/60/1024/1024" office:value-type="float" office:value="1.03989054361979" calcext:value-type="float">
            <text:p>1,0398905436</text:p>
          </table:table-cell>
          <table:table-cell office:value-type="float" office:value="2044508" calcext:value-type="float">
            <text:p>2044508</text:p>
          </table:table-cell>
          <table:table-cell office:value-type="float" office:value="65424256" calcext:value-type="float">
            <text:p>654242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CPython</text:p>
          </table:table-cell>
          <table:table-cell table:formula="of:=[.D8]/[.B$3]" office:value-type="float" office:value="19741.7" calcext:value-type="float">
            <text:p>19742</text:p>
          </table:table-cell>
          <table:table-cell table:formula="of:=[.E8]/60/1024/1024" office:value-type="float" office:value="1.65678939819336" calcext:value-type="float">
            <text:p>1,6567893982</text:p>
          </table:table-cell>
          <table:table-cell office:value-type="float" office:value="1184502" calcext:value-type="float">
            <text:p>1184502</text:p>
          </table:table-cell>
          <table:table-cell table:formula="of:=100000120+4236056" office:value-type="float" office:value="104236176" calcext:value-type="float">
            <text:p>10423617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Pypy</text:p>
          </table:table-cell>
          <table:table-cell table:formula="of:=[.D9]/[.B$3]" office:value-type="float" office:value="29048.9333333333" calcext:value-type="float">
            <text:p>29049</text:p>
          </table:table-cell>
          <table:table-cell table:formula="of:=[.E9]/60/1024/1024" office:value-type="float" office:value="2.43788350423177" calcext:value-type="float">
            <text:p>2,4378835042</text:p>
          </table:table-cell>
          <table:table-cell office:value-type="float" office:value="1742936" calcext:value-type="float">
            <text:p>1742936</text:p>
          </table:table-cell>
          <table:table-cell table:formula="of:=99999944+53378424" office:value-type="float" office:value="153378368" calcext:value-type="float">
            <text:p>15337836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threading/CPython</text:p>
          </table:table-cell>
          <table:table-cell table:formula="of:=[.D10]/[.B$3]" office:value-type="float" office:value="38263.55" calcext:value-type="float">
            <text:p>38264</text:p>
          </table:table-cell>
          <table:table-cell table:formula="of:=[.E10]/60/1024/1024" office:value-type="float" office:value="5.18172961870829" calcext:value-type="float">
            <text:p>5,1817296187</text:p>
          </table:table-cell>
          <table:table-cell office:value-type="float" office:value="2295813" calcext:value-type="float">
            <text:p>2295813</text:p>
          </table:table-cell>
          <table:table-cell office:value-type="float" office:value="326006239" calcext:value-type="float">
            <text:p>326006239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threading/Pypy</text:p>
          </table:table-cell>
          <table:table-cell table:formula="of:=[.D11]/[.B$3]" office:value-type="float" office:value="51152.0333333333" calcext:value-type="float">
            <text:p>51152</text:p>
          </table:table-cell>
          <table:table-cell table:formula="of:=[.E11]/60/1024/1024" office:value-type="float" office:value="6.34172306060791" calcext:value-type="float">
            <text:p>6,3417230606</text:p>
          </table:table-cell>
          <table:table-cell office:value-type="float" office:value="3069122" calcext:value-type="float">
            <text:p>3069122</text:p>
          </table:table-cell>
          <table:table-cell office:value-type="float" office:value="398986716" calcext:value-type="float">
            <text:p>398986716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table:formula="of:=[.D12]/[.B$3]" office:value-type="float" office:value="73815.6333333333" calcext:value-type="float">
            <text:p>73816</text:p>
          </table:table-cell>
          <table:table-cell table:formula="of:=[.E12]/60/1024/1024" office:value-type="float" office:value="2.25267435709635" calcext:value-type="float">
            <text:p>2,2526743571</text:p>
          </table:table-cell>
          <table:table-cell office:value-type="float" office:value="4428938" calcext:value-type="float">
            <text:p>4428938</text:p>
          </table:table-cell>
          <table:table-cell office:value-type="float" office:value="141726016" calcext:value-type="float">
            <text:p>14172601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table:formula="of:=[.D13]/[.B$3]" office:value-type="float" office:value="81958.05" calcext:value-type="float">
            <text:p>81958</text:p>
          </table:table-cell>
          <table:table-cell table:formula="of:=[.E13]/60/1024/1024" office:value-type="float" office:value="2.50116119384766" calcext:value-type="float">
            <text:p>2,5011611938</text:p>
          </table:table-cell>
          <table:table-cell office:value-type="float" office:value="4917483" calcext:value-type="float">
            <text:p>4917483</text:p>
          </table:table-cell>
          <table:table-cell office:value-type="float" office:value="157359456" calcext:value-type="float">
            <text:p>1573594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CPython</text:p>
          </table:table-cell>
          <table:table-cell table:formula="of:=[.D14]/[.B$3]" office:value-type="float" office:value="86544.1833333333" calcext:value-type="float">
            <text:p>86544</text:p>
          </table:table-cell>
          <table:table-cell table:formula="of:=[.E14]/60/1024/1024" office:value-type="float" office:value="7.18054194450378" calcext:value-type="float">
            <text:p>7,1805419445</text:p>
          </table:table-cell>
          <table:table-cell office:value-type="float" office:value="5192651" calcext:value-type="float">
            <text:p>5192651</text:p>
          </table:table-cell>
          <table:table-cell table:formula="of:=89791830+90488787+92206863+90029862+89243295" office:value-type="float" office:value="451760637" calcext:value-type="float">
            <text:p>451760637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Pypy</text:p>
          </table:table-cell>
          <table:table-cell table:formula="of:=[.D15]/[.B$3]" office:value-type="float" office:value="94772.5666666667" calcext:value-type="float">
            <text:p>94773</text:p>
          </table:table-cell>
          <table:table-cell table:formula="of:=[.E15]/60/1024/1024" office:value-type="float" office:value="7.86324815750122" calcext:value-type="float">
            <text:p>7,8632481575</text:p>
          </table:table-cell>
          <table:table-cell office:value-type="float" office:value="5686354" calcext:value-type="float">
            <text:p>5686354</text:p>
          </table:table-cell>
          <table:table-cell table:formula="of:=99775776+98521845+99592032+97519866+99303279" office:value-type="float" office:value="494712798" calcext:value-type="float">
            <text:p>49471279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table:formula="of:=[.D16]/[.B$3]" office:value-type="float" office:value="138268.566666667" calcext:value-type="float">
            <text:p>138269</text:p>
          </table:table-cell>
          <table:table-cell table:formula="of:=[.E16]/60/1024/1024" office:value-type="float" office:value="16.8785056591034" calcext:value-type="float">
            <text:p>16,8785056591</text:p>
          </table:table-cell>
          <table:table-cell office:value-type="float" office:value="8296114" calcext:value-type="float">
            <text:p>8296114</text:p>
          </table:table-cell>
          <table:table-cell office:value-type="float" office:value="1061903757" calcext:value-type="float">
            <text:p>106190375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multiprocessing/Pypy</text:p>
          </table:table-cell>
          <table:table-cell table:formula="of:=[.D17]/[.B$3]" office:value-type="float" office:value="114903.9" calcext:value-type="float">
            <text:p>114904</text:p>
          </table:table-cell>
          <table:table-cell table:formula="of:=[.E17]/60/1024/1024" office:value-type="float" office:value="14.0263734976451" calcext:value-type="float">
            <text:p>14,0263734976</text:p>
          </table:table-cell>
          <table:table-cell office:value-type="float" office:value="6894234" calcext:value-type="float">
            <text:p>6894234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15 threads (bxilog,mp,cpython)</text:p>
          </table:table-cell>
          <table:table-cell table:formula="of:=[.D19]/[.B$3]" office:value-type="float" office:value="136727.633333333" calcext:value-type="float">
            <text:p>136728</text:p>
          </table:table-cell>
          <table:table-cell table:formula="of:=[.E19]/60/1024/1024" office:value-type="float" office:value="16.6904373804728" calcext:value-type="float">
            <text:p>16,6904373805</text:p>
          </table:table-cell>
          <table:table-cell office:value-type="float" office:value="8203658" calcext:value-type="float">
            <text:p>8203658</text:p>
          </table:table-cell>
          <table:table-cell office:value-type="float" office:value="1050071524" calcext:value-type="float">
            <text:p>1050071524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ce5" office:value-type="string" calcext:value-type="string">
            <text:p>15 threads (bxilog,mp,pypy)</text:p>
          </table:table-cell>
          <table:table-cell table:formula="of:=[.D20]/[.B$3]" office:value-type="float" office:value="121077.783333333" calcext:value-type="float">
            <text:p>121078</text:p>
          </table:table-cell>
          <table:table-cell table:formula="of:=[.E20]/60/1024/1024" office:value-type="float" office:value="14.0263734976451" calcext:value-type="float">
            <text:p>14,0263734976</text:p>
          </table:table-cell>
          <table:table-cell office:value-type="float" office:value="7264667" calcext:value-type="float">
            <text:p>7264667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4:44:47.314549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4-12-02T14:47:55.431384817</dc:date>
    <dc:creator>Pierre Vignéras</dc:creator>
    <meta:editing-duration>P3DT12H35M48S</meta:editing-duration>
    <meta:editing-cycles>50</meta:editing-cycles>
    <meta:generator>LibreOffice/4.2.6.3$Linux_X86_64 LibreOffice_project/420m0$Build-3</meta:generator>
    <meta:document-statistic meta:table-count="3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917cm" svg:height="17.797cm" xlink:href=".." xlink:type="simple" chart:class="chart:bar" chart:style-name="ch1">
        <chart:title svg:x="10.695cm" svg:y="0.491cm" chart:style-name="ch2">
          <text:p>Nombre de logs/s</text:p>
        </chart:title>
        <chart:subtitle svg:x="9.279cm" svg:y="1.625cm" chart:style-name="ch3">
          <text:p>Python logging vs clmtrace vs bxilog</text:p>
        </chart:subtitle>
        <chart:legend svg:x="3.198cm" svg:y="3.395cm" style:legend-expansion="custom" chartooo:width="7.049cm" chartooo:height="5.145cm" style:legend-expansion-aspect-ratio="1.37006802721088" chart:style-name="ch4"/>
        <chart:plot-area chart:style-name="ch5" table:cell-range-address="python.B5:python.B17 python.A6:python.A17" chart:data-source-has-labels="both" svg:x="1.509cm" svg:y="3.018cm" svg:width="22.412cm" svg:height="13.443cm">
          <chartooo:coordinate-region svg:x="2.871cm" svg:y="3.217cm" svg:width="21.05cm" svg:height="12.597cm"/>
          <chart:axis chart:dimension="x" chart:name="primary-x" chart:style-name="ch6" chartooo:axis-type="text">
            <chart:title svg:x="11.52cm" svg:y="16.816cm" chart:style-name="ch7">
              <text:p>Implementation</text:p>
            </chart:title>
            <chart:categories table:cell-range-address="python.B5:python.B5"/>
          </chart:axis>
          <chart:axis chart:dimension="y" chart:name="primary-y" chart:style-name="ch8">
            <chart:title svg:x="0.451cm" svg:y="10.246cm" chart:style-name="ch9">
              <text:p>#log/s</text:p>
            </chart:title>
            <chart:grid chart:style-name="ch10" chart:class="major"/>
          </chart:axis>
          <chart:series chart:style-name="ch11" chart:values-cell-range-address="python.B6:python.B6" chart:label-cell-address="python.A6:python.A6" chart:class="chart:bar">
            <chart:data-point/>
          </chart:series>
          <chart:series chart:style-name="ch12" chart:values-cell-range-address="python.B7:python.B7" chart:label-cell-address="python.A7:python.A7" chart:class="chart:bar">
            <chart:data-point/>
          </chart:series>
          <chart:series chart:style-name="ch13" chart:values-cell-range-address="python.B8:python.B8" chart:label-cell-address="python.A8:python.A8" chart:class="chart:bar">
            <chart:data-point/>
          </chart:series>
          <chart:series chart:style-name="ch14" chart:values-cell-range-address="python.B9:python.B9" chart:label-cell-address="python.A9:python.A9" chart:class="chart:bar">
            <chart:data-point/>
          </chart:series>
          <chart:series chart:style-name="ch15" chart:values-cell-range-address="python.B10:python.B10" chart:label-cell-address="python.A10:python.A10" chart:class="chart:bar">
            <chart:data-point/>
          </chart:series>
          <chart:series chart:style-name="ch16" chart:values-cell-range-address="python.B11:python.B11" chart:label-cell-address="python.A11:python.A11" chart:class="chart:bar">
            <chart:data-point/>
          </chart:series>
          <chart:series chart:style-name="ch17" chart:values-cell-range-address="python.B12:python.B12" chart:label-cell-address="python.A12:python.A12" chart:class="chart:bar">
            <chart:data-point/>
          </chart:series>
          <chart:series chart:style-name="ch18" chart:values-cell-range-address="python.B13:python.B13" chart:label-cell-address="python.A13:python.A13" chart:class="chart:bar">
            <chart:data-point/>
          </chart:series>
          <chart:series chart:style-name="ch19" chart:values-cell-range-address="python.B14:python.B14" chart:label-cell-address="python.A14:python.A14" chart:class="chart:bar">
            <chart:data-point/>
          </chart:series>
          <chart:series chart:style-name="ch20" chart:values-cell-range-address="python.B15:python.B15" chart:label-cell-address="python.A15:python.A15" chart:class="chart:bar">
            <chart:data-point/>
          </chart:series>
          <chart:series chart:style-name="ch21" chart:values-cell-range-address="python.B16:python.B16" chart:label-cell-address="python.A16:python.A16" chart:class="chart:bar">
            <chart:data-point/>
          </chart:series>
          <chart:series chart:style-name="ch22" chart:values-cell-range-address="python.B17:python.B17" chart:label-cell-address="python.A17:python.A17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/s</text:p>
                <draw:g>
                  <svg:desc>python.B5:python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6:python.A6</svg:desc>
                </draw:g>
              </table:table-cell>
              <table:table-cell office:value-type="float" office:value="19713.0333333333">
                <text:p>19713.0333333333</text:p>
                <draw:g>
                  <svg:desc>python.B6:python.B6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7:python.A7</svg:desc>
                </draw:g>
              </table:table-cell>
              <table:table-cell office:value-type="float" office:value="34075.1333333333">
                <text:p>34075.1333333333</text:p>
                <draw:g>
                  <svg:desc>python.B7:python.B7</svg:desc>
                </draw:g>
              </table:table-cell>
            </table:table-row>
            <table:table-row>
              <table:table-cell office:value-type="string">
                <text:p>clmtrace/threading/CPython</text:p>
                <draw:g>
                  <svg:desc>python.A8:python.A8</svg:desc>
                </draw:g>
              </table:table-cell>
              <table:table-cell office:value-type="float" office:value="19741.7">
                <text:p>19741.7</text:p>
                <draw:g>
                  <svg:desc>python.B8:python.B8</svg:desc>
                </draw:g>
              </table:table-cell>
            </table:table-row>
            <table:table-row>
              <table:table-cell office:value-type="string">
                <text:p>clmtrace/threading/Pypy</text:p>
                <draw:g>
                  <svg:desc>python.A9:python.A9</svg:desc>
                </draw:g>
              </table:table-cell>
              <table:table-cell office:value-type="float" office:value="29048.9333333333">
                <text:p>29048.9333333333</text:p>
                <draw:g>
                  <svg:desc>python.B9:python.B9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10:python.A10</svg:desc>
                </draw:g>
              </table:table-cell>
              <table:table-cell office:value-type="float" office:value="38263.55">
                <text:p>38263.55</text:p>
                <draw:g>
                  <svg:desc>python.B10:python.B10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11:python.A11</svg:desc>
                </draw:g>
              </table:table-cell>
              <table:table-cell office:value-type="float" office:value="51152.0333333333">
                <text:p>51152.0333333333</text:p>
                <draw:g>
                  <svg:desc>python.B11:python.B11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2:python.A12</svg:desc>
                </draw:g>
              </table:table-cell>
              <table:table-cell office:value-type="float" office:value="73815.6333333333">
                <text:p>73815.6333333333</text:p>
                <draw:g>
                  <svg:desc>python.B12:python.B12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B13:python.B13</svg:desc>
                </draw:g>
              </table:table-cell>
            </table:table-row>
            <table:table-row>
              <table:table-cell office:value-type="string">
                <text:p>clmtrace/multiprocessing/CPython</text:p>
                <draw:g>
                  <svg:desc>python.A14:python.A14</svg:desc>
                </draw:g>
              </table:table-cell>
              <table:table-cell office:value-type="float" office:value="86544.1833333333">
                <text:p>86544.1833333333</text:p>
                <draw:g>
                  <svg:desc>python.B14:python.B14</svg:desc>
                </draw:g>
              </table:table-cell>
            </table:table-row>
            <table:table-row>
              <table:table-cell office:value-type="string">
                <text:p>clmtrace/multiprocessing/Pypy</text:p>
                <draw:g>
                  <svg:desc>python.A15:python.A15</svg:desc>
                </draw:g>
              </table:table-cell>
              <table:table-cell office:value-type="float" office:value="94772.5666666667">
                <text:p>94772.5666666667</text:p>
                <draw:g>
                  <svg:desc>python.B15:python.B15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6:python.A16</svg:desc>
                </draw:g>
              </table:table-cell>
              <table:table-cell office:value-type="float" office:value="138268.566666667">
                <text:p>138268.566666667</text:p>
                <draw:g>
                  <svg:desc>python.B16:python.B16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B17:python.B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